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02cm" fo:min-width="3.672cm"/>
    </style:style>
    <style:style style:name="gr2" style:family="graphic" style:parent-style-name="standard">
      <style:graphic-properties draw:textarea-horizontal-align="justify" draw:textarea-vertical-align="middle" draw:auto-grow-height="false" fo:min-height="1.262cm" fo:min-width="6.426cm"/>
    </style:style>
    <style:style style:name="gr3" style:family="graphic" style:parent-style-name="standard">
      <style:graphic-properties draw:textarea-horizontal-align="justify" draw:textarea-vertical-align="middle" draw:auto-grow-height="false" fo:min-height="2cm" fo:min-width="2.8cm"/>
    </style:style>
    <style:style style:name="gr4" style:family="graphic" style:parent-style-name="standard">
      <style:graphic-properties draw:textarea-horizontal-align="justify" draw:textarea-vertical-align="middle" draw:auto-grow-height="false" fo:min-height="2.368cm" fo:min-width="4.238cm"/>
    </style:style>
    <style:style style:name="gr5" style:family="graphic" style:parent-style-name="standard">
      <style:graphic-properties draw:textarea-horizontal-align="justify" draw:textarea-vertical-align="middle" draw:auto-grow-height="false" fo:min-height="2.35cm" fo:min-width="5.8cm"/>
    </style:style>
    <style:style style:name="gr6" style:family="graphic" style:parent-style-name="standard">
      <style:graphic-properties draw:textarea-horizontal-align="justify" draw:textarea-vertical-align="middle" draw:auto-grow-height="false" fo:min-height="1.198cm" fo:min-width="3.278cm"/>
    </style:style>
    <style:style style:name="gr7" style:family="graphic" style:parent-style-name="standard">
      <style:graphic-properties draw:textarea-horizontal-align="justify" draw:textarea-vertical-align="middle" draw:auto-grow-height="false" fo:min-height="1.388cm" fo:min-width="4.286cm"/>
    </style:style>
    <style:style style:name="gr8" style:family="graphic" style:parent-style-name="standard">
      <style:graphic-properties draw:textarea-horizontal-align="justify" draw:textarea-vertical-align="middle" draw:auto-grow-height="false" fo:min-height="2.35cm" fo:min-width="6.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.9cm" svg:height="2.9cm" svg:x="7cm" svg:y="1.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1cm" svg:height="2.4cm" svg:x="3.9cm" svg:y="5.9cm">
          <text:p text:style-name="P1">Wprowadź N i X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5" draw:id="id5" draw:layer="layout" svg:width="6.6cm" svg:height="4.5cm" svg:x="6.1cm" svg:y="13.7cm">
          <text:p text:style-name="P1">CZY</text:p>
          <text:p text:style-name="P1">Suma&lt;7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" draw:id="id9" draw:layer="layout" svg:width="6.7cm" svg:height="3.7cm" svg:x="12.7cm" svg:y="23.1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6.3cm" svg:height="2.6cm" svg:x="6.3cm" svg:y="10cm">
          <text:p text:style-name="P1">SUMA = N + <text:tab/>X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6cm" svg:height="2.3cm" svg:x="13.6cm" svg:y="17.8cm">
          <text:p text:style-name="P1">Wypisz 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xml:id="id8" draw:id="id8" draw:layer="layout" svg:width="7.6cm" svg:height="2.6cm" svg:x="5.6cm" svg:y="19.4cm">
          <text:p text:style-name="P1">Podaj Z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xml:id="id7" draw:id="id7" draw:layer="layout" svg:width="6.6cm" svg:height="2.6cm" svg:x="1.9cm" svg:y="23.7cm">
          <text:p text:style-name="P1">Suma = S + Z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9.95cm" svg:y1="4.4cm" svg:x2="9.4cm" svg:y2="5.9cm" draw:start-shape="id1" draw:start-glue-point="8" draw:end-shape="id2" draw:end-glue-point="5" svg:d="M9950 4400l-550 1500" svg:viewBox="0 0 551 1501">
          <text:p/>
        </draw:connector>
        <draw:connector draw:style-name="gr9" draw:text-style-name="P2" draw:layer="layout" draw:type="line" svg:x1="9.4cm" svg:y1="8.3cm" svg:x2="9.45cm" svg:y2="10cm" draw:start-shape="id2" draw:end-shape="id3" draw:end-glue-point="0" svg:d="M9400 8300l50 1700" svg:viewBox="0 0 51 1701">
          <text:p/>
        </draw:connector>
        <draw:connector draw:style-name="gr9" draw:text-style-name="P2" xml:id="id4" draw:id="id4" draw:layer="layout" draw:type="line" svg:x1="9.45cm" svg:y1="12.6cm" svg:x2="9.45cm" svg:y2="12.6cm" draw:start-shape="id3" draw:start-glue-point="2" draw:end-shape="id3" draw:end-glue-point="2" svg:d="M9450 12600z" svg:viewBox="0 0 1 1">
          <text:p/>
        </draw:connector>
        <draw:connector draw:style-name="gr9" draw:text-style-name="P2" draw:layer="layout" draw:type="line" svg:x1="9.45cm" svg:y1="12.6cm" svg:x2="9.4cm" svg:y2="13.7cm" draw:start-shape="id4" draw:start-glue-point="0" draw:end-shape="id5" draw:end-glue-point="4" svg:d="M9450 12600l-50 1100" svg:viewBox="0 0 51 1101">
          <text:p/>
        </draw:connector>
        <draw:connector draw:style-name="gr10" draw:text-style-name="P2" draw:layer="layout" svg:x1="12.7cm" svg:y1="15.95cm" svg:x2="17.35cm" svg:y2="17.8cm" draw:start-shape="id5" draw:start-glue-point="7" draw:end-shape="id6" draw:end-glue-point="4" svg:d="M12700 15950h4650v1850" svg:viewBox="0 0 4651 1851">
          <text:p text:style-name="P1">TAK</text:p>
        </draw:connector>
        <draw:connector draw:style-name="gr9" draw:text-style-name="P2" draw:layer="layout" svg:x1="1.9cm" svg:y1="25cm" svg:x2="9.4cm" svg:y2="13.7cm" draw:start-shape="id7" draw:start-glue-point="3" draw:end-shape="id5" draw:end-glue-point="4" svg:d="M1900 25000h-501v-11801h8001v501" svg:viewBox="0 0 8002 11802">
          <text:p/>
        </draw:connector>
        <draw:connector draw:style-name="gr9" draw:text-style-name="P2" draw:layer="layout" draw:type="line" svg:x1="8.45cm" svg:y1="22cm" svg:x2="5.2cm" svg:y2="23.7cm" draw:start-shape="id8" draw:start-glue-point="7" draw:end-shape="id7" draw:end-glue-point="0" svg:d="M8450 22000l-3250 1700" svg:viewBox="0 0 3251 1701">
          <text:p/>
        </draw:connector>
        <draw:connector draw:style-name="gr10" draw:text-style-name="P2" draw:layer="layout" draw:type="line" svg:x1="9.4cm" svg:y1="18.2cm" svg:x2="9.4cm" svg:y2="19.4cm" draw:start-shape="id5" draw:start-glue-point="6" draw:end-shape="id8" draw:end-glue-point="5" svg:d="M9400 18200v1200" svg:viewBox="0 0 1 1201">
          <text:p text:style-name="P1">NIE</text:p>
        </draw:connector>
        <draw:connector draw:style-name="gr9" draw:text-style-name="P2" draw:layer="layout" draw:type="line" svg:x1="15.85cm" svg:y1="20.1cm" svg:x2="16.05cm" svg:y2="23.1cm" draw:start-shape="id6" draw:start-glue-point="7" draw:end-shape="id9" draw:end-glue-point="4" svg:d="M15850 20100l200 3000" svg:viewBox="0 0 201 3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16:07:48.915000000</meta:creation-date>
    <dc:date>2017-10-09T18:09:59.912000000</dc:date>
    <meta:editing-duration>PT12M50S</meta:editing-duration>
    <meta:editing-cycles>2</meta:editing-cycles>
    <meta:generator>LibreOffice/5.2.2.2$Windows_X86_64 LibreOffice_project/8f96e87c890bf8fa77463cd4b640a2312823f3ad</meta:generator>
    <meta:document-statistic meta:object-count="17"/>
  </office:meta>
</office:document-meta>
</file>